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" svg:font-family="Nunito, sans-serif"/>
  </office:font-face-decls>
  <office:automatic-styles>
    <style:style style:name="P1" style:family="paragraph" style:parent-style-name="Header">
      <style:paragraph-properties fo:margin-left="0in" fo:margin-right="0in" fo:text-align="start" style:justify-single-word="false" fo:orphans="2" fo:widows="2" fo:text-indent="0in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ae8e5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Helvetica" fo:letter-spacing="normal" fo:font-style="normal" fo:font-weight="normal" officeooo:paragraph-rsid="000ae8e5" style:font-style-asian="normal" style:font-weight-asian="normal" style:font-weight-complex="bold"/>
    </style:style>
    <style:style style:name="T1" style:family="text">
      <style:text-properties fo:font-variant="normal" fo:text-transform="none" fo:color="#47404f" loext:opacity="100%" style:font-name="Nunito" fo:letter-spacing="normal" fo:font-style="normal"/>
    </style:style>
    <style:style style:name="T2" style:family="text">
      <style:text-properties fo:font-variant="normal" fo:text-transform="none" fo:color="#000000" loext:opacity="100%" style:font-name="Helvetica" fo:letter-spacing="normal" fo:font-style="normal" fo:font-weight="normal" style:font-style-asian="normal" style:font-weight-asian="normal" style:font-weight-complex="bold"/>
    </style:style>
    <style:style style:name="T3" style:family="text">
      <style:text-properties fo:font-variant="normal" fo:text-transform="none" fo:color="#000000" loext:opacity="100%" style:font-name="Helvetica" fo:font-size="20pt" fo:letter-spacing="normal" fo:font-style="normal" fo:font-weight="normal" style:font-size-asian="20pt" style:font-style-asian="normal" style:font-weight-asian="normal" style:font-size-complex="20pt" style:font-weight-complex="normal"/>
    </style:style>
    <style:style style:name="T4" style:family="text">
      <style:text-properties fo:font-variant="normal" fo:text-transform="none" fo:color="#000000" loext:opacity="100%" style:font-name="Helvetica" fo:font-size="16pt" fo:letter-spacing="normal" fo:font-style="normal" fo:font-weight="bold" style:font-size-asian="16pt" style:font-style-asian="normal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2"><text:span text:style-name="T2">1.</text:span><text:span text:style-name="T3"> ViewResult (View) :</text:span><text:span text:style-name="T2"> This return type is used to return a webpage from an action method.</text:span><text:line-break/><text:span text:style-name="T2">2. </text:span><text:span text:style-name="T4">PartialviewResult (Partialview)</text:span><text:span text:style-name="T2"> </text:span><text:span text:style-name="T3">:</text:span><text:span text:style-name="T2"> This return type is used to send a part of a view which will be rendered in another view.</text:span><text:line-break/><text:span text:style-name="T2">3.</text:span><text:span text:style-name="T4"> RedirectResult (Redirect)</text:span><text:span text:style-name="T2"> </text:span><text:span text:style-name="T3">:</text:span><text:span text:style-name="T2"> This return type is used to redirect to any other controller and action method depending on the URL.</text:span><text:line-break/><text:span text:style-name="T2">4</text:span><text:span text:style-name="T4">. RedirectToRouteResult (RedirectToAction, RedirectToRoute)</text:span><text:span text:style-name="T2"> </text:span><text:span text:style-name="T3">:</text:span><text:span text:style-name="T2"> This return type is used when we want to redirect to any other action method.</text:span><text:line-break/><text:span text:style-name="T2">5. </text:span><text:span text:style-name="T4">ContentResult (Content)</text:span><text:span text:style-name="T2"> </text:span><text:span text:style-name="T3">:</text:span><text:span text:style-name="T2"> This return type is used to return HTTP content type like text/plain as the result of the action</text:span><text:line-break/><text:span text:style-name="T2">6. </text:span><text:span text:style-name="T4">jsonResult (json) </text:span><text:span text:style-name="T3">:</text:span><text:span text:style-name="T2"> This return type is used when we want to return a JSON message.</text:span><text:line-break/><text:span text:style-name="T2">7. </text:span><text:span text:style-name="T4">javascriptResult (javascript) </text:span><text:span text:style-name="T3">:</text:span><text:span text:style-name="T2"> This return type is used to return JavaScript code that will run in browser.</text:span><text:line-break/><text:span text:style-name="T2">8.</text:span><text:span text:style-name="T4"> FileResult (File) </text:span><text:span text:style-name="T3">:</text:span><text:span text:style-name="T2"> This return type is used to send binary output in response.</text:span><text:line-break/><text:span text:style-name="T2">9. </text:span><text:span text:style-name="T4">EmptyResult :</text:span><text:span text:style-name="T2"> This return type is used to return nothing (void) in the result.</text:span><text:span text:style-name="T5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" svg:font-family="Nuni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paragraph-properties fo:margin-top="0in" fo:margin-bottom="0.0972in" style:contextual-spacing="false" fo:line-height="115%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>
      <style:text-properties fo:language="zxx" fo:country="none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align="start" style:justify-single-word="false" fo:orphans="2" fo:widows="2" fo:text-indent="0in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MT1" style:family="text">
      <style:text-properties fo:font-variant="normal" fo:text-transform="none" fo:color="#47404f" loext:opacity="100%" style:font-name="Nunito" fo:letter-spacing="normal" fo:font-style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What are different return types of an action in asp.net mvc </text:span><text:s/>?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7T18:00:21.257000000</dc:date>
    <meta:editing-duration>PT1M16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" meta:word-count="181" meta:character-count="1043" meta:non-whitespace-character-count="862"/>
  </office:meta>
</office:document-meta>
</file>